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vertical-align="middle"/>
    </style:style>
    <style:style style:name="gr2" style:family="graphic" style:parent-style-name="standard">
      <style:graphic-properties draw:fill-color="#579d1c" draw:textarea-vertical-align="middle"/>
    </style:style>
    <style:style style:name="gr3" style:family="graphic" style:parent-style-name="standard">
      <style:graphic-properties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4.706cm" svg:height="2.3cm" svg:x="4.994cm" svg:y="0.2cm">
          <text:p text:style-name="P1"><text:span text:style-name="T1">Objectif :</text:span></text:p>
          <text:p text:style-name="P1"><text:span text:style-name="T2">Atteindre le point faible</text:span></text:p>
          <text:p text:style-name="P1"><text:span text:style-name="T2">Du boss</text:span></text:p>
        </draw:rect>
        <draw:rect draw:style-name="gr2" draw:text-style-name="P1" xml:id="id3" draw:id="id3" draw:layer="layout" svg:width="4.706cm" svg:height="2.3cm" svg:x="0.1cm" svg:y="5.1cm">
          <text:p text:style-name="P1"><text:span text:style-name="T1">Récompense :</text:span></text:p>
          <text:p text:style-name="P1"><text:span text:style-name="T2">Être à portée du</text:span></text:p>
          <text:p text:style-name="P1"><text:span text:style-name="T2"><text:s/></text:span><text:span text:style-name="T2">point faible</text:span></text:p>
        </draw:rect>
        <draw:rect draw:style-name="gr3" draw:text-style-name="P3" xml:id="id2" draw:id="id2" draw:layer="layout" svg:width="4.706cm" svg:height="2.3cm" svg:x="9.794cm" svg:y="5.1cm">
          <text:p text:style-name="P3"><text:span text:style-name="T1">Challenge :</text:span></text:p>
          <text:p text:style-name="P3"><text:span text:style-name="T2">Points d'accroche </text:span></text:p>
          <text:p text:style-name="P3"><text:span text:style-name="T2">et </text:span></text:p>
          <text:p text:style-name="P3"><text:span text:style-name="T2">Plateformes instables</text:span></text:p>
        </draw:rect>
        <draw:connector draw:style-name="gr4" draw:text-style-name="P1" draw:layer="layout" draw:type="lines" draw:line-skew="-0.501cm 0.501cm" svg:x1="9.7cm" svg:y1="1.35cm" svg:x2="12.147cm" svg:y2="5.1cm" draw:start-shape="id1" draw:start-glue-point="1" draw:end-shape="id2" svg:d="m9700 1350v0l2447 3750v0">
          <text:p/>
        </draw:connector>
        <draw:connector draw:style-name="gr4" draw:text-style-name="P1" draw:layer="layout" draw:type="lines" svg:x1="9.794cm" svg:y1="6.25cm" svg:x2="4.806cm" svg:y2="6.25cm" draw:start-shape="id2" draw:start-glue-point="3" draw:end-shape="id3" svg:d="m9794 6250h-501-3986-501">
          <text:p/>
        </draw:connector>
        <draw:connector draw:style-name="gr4" draw:text-style-name="P1" draw:layer="layout" draw:type="lines" draw:line-skew="0.501cm 0.507cm" svg:x1="2.453cm" svg:y1="5.1cm" svg:x2="4.994cm" svg:y2="1.35cm" draw:start-shape="id3" draw:start-glue-point="0" draw:end-shape="id1" svg:d="m2453 5100v0l2547-3750h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7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tliena TTT</meta:initial-creator>
    <meta:creation-date>2015-11-05T10:25:27.08</meta:creation-date>
    <dc:date>2015-11-05T10:49:33.52</dc:date>
    <dc:creator>Tortliena TTT</dc:creator>
    <meta:editing-duration>PT5M44S</meta:editing-duration>
    <meta:editing-cycles>3</meta:editing-cycles>
    <meta:generator>OpenOffice/4.0.1$Win32 OpenOffice.org_project/401m5$Build-9714</meta:generator>
    <meta:document-statistic meta:object-count="6"/>
  </office:meta>
</office:document-meta>
</file>